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4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5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13.9">
            <text:p>13.9</text:p>
          </table:table-cell>
          <table:table-cell table:style-name="Default" office:value-type="float" office:value="140.3">
            <text:p>140.3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5"/>
          <table:table-cell table:style-name="Default" office:value-type="float" office:value="1160.84">
            <text:p>1160.84</text:p>
          </table:table-cell>
          <table:table-cell table:style-name="Default" office:value-type="float" office:value="584.37">
            <text:p>584.37</text:p>
          </table:table-cell>
          <table:table-cell table:formula="of:=+[.M2]/[.L2]" office:value-type="percentage" office:value="0.503402708383584">
            <text:p>5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4.9">
            <text:p>14.9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5"/>
          <table:table-cell table:style-name="Default" office:value-type="float" office:value="1497.75">
            <text:p>1497.75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5.9">
            <text:p>15.9</text:p>
          </table:table-cell>
          <table:table-cell table:style-name="Default" office:value-type="float" office:value="141.1">
            <text:p>141.1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5"/>
          <table:table-cell table:style-name="Default" office:value-type="float" office:value="1135.48">
            <text:p>1135.48</text:p>
          </table:table-cell>
          <table:table-cell table:style-name="Default" office:value-type="float" office:value="637.15">
            <text:p>637.15</text:p>
          </table:table-cell>
          <table:table-cell table:formula="of:=+[.M4]/[.L4]" office:value-type="percentage" office:value="0.561128333392046">
            <text:p>56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7.1">
            <text:p>17.1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5"/>
          <table:table-cell table:style-name="Default" office:value-type="float" office:value="558.19">
            <text:p>558.19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8.9">
            <text:p>18.9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5"/>
          <table:table-cell table:style-name="Default" office:value-type="float" office:value="728.79">
            <text:p>728.79</text:p>
          </table:table-cell>
          <table:table-cell table:style-name="Default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21.1">
            <text:p>21.1</text:p>
          </table:table-cell>
          <table:table-cell table:style-name="Default" office:value-type="float" office:value="138.3">
            <text:p>138.3</text:p>
          </table:table-cell>
          <table:table-cell table:content-validation-name="val1"/>
          <table:table-cell table:content-validation-name="val3" office:value-type="string">
            <text:p>Trichodoridae </text:p>
          </table:table-cell>
          <table:table-cell table:number-columns-repeated="2"/>
          <table:table-cell table:content-validation-name="val5"/>
          <table:table-cell table:style-name="Default" office:value-type="float" office:value="715.1">
            <text:p>715.1</text:p>
          </table:table-cell>
          <table:table-cell table:style-name="Default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5">
          <table:table-cell table:number-columns-repeated="7"/>
          <table:table-cell table:content-validation-name="val4"/>
          <table:table-cell table:number-columns-repeated="1016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7:14.60</dc:date>
    <dc:creator>Lawrence Perepolkin</dc:creator>
    <meta:editing-duration>PT9H44M46S</meta:editing-duration>
    <meta:editing-cycles>43</meta:editing-cycles>
    <meta:generator>OpenOffice/4.1.12$Win32 OpenOffice.org_project/4112m1$Build-9809</meta:generator>
    <meta:document-statistic meta:table-count="3" meta:cell-count="146" meta:object-count="0"/>
  </office:meta>
</office:document-meta>
</file>